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2.4618in" fo:margin-right="0in" fo:text-indent="0in" style:auto-text-indent="false"/>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18814"/>
    </style:style>
    <style:style style:name="P4" style:family="paragraph" style:parent-style-name="Standard">
      <style:paragraph-properties fo:text-align="justify" style:justify-single-word="false"/>
      <style:text-properties officeooo:rsid="000352de" officeooo:paragraph-rsid="000352de"/>
    </style:style>
    <style:style style:name="P5" style:family="paragraph" style:parent-style-name="Text_20_body">
      <style:paragraph-properties fo:text-align="justify" style:justify-single-word="false"/>
    </style:style>
    <style:style style:name="T1" style:family="text">
      <style:text-properties fo:color="#ce181e"/>
    </style:style>
    <style:style style:name="T2" style:family="text">
      <style:text-properties fo:color="#0066b3"/>
    </style:style>
    <style:style style:name="T3" style:family="text">
      <style:text-properties officeooo:rsid="00018814"/>
    </style:style>
    <style:style style:name="T4" style:family="text">
      <style:text-properties officeooo:rsid="0005a5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ine and use structures</text:p>
      <text:p text:style-name="Standard"/>
      <text:p text:style-name="P5">We'll now learn how to create our own data types that allow us to <text:span text:style-name="T1">store more than one piece of information all in one variable</text:span>.</text:p>
      <text:p text:style-name="P5">For example, we might have a student, and for that student, we want to store their first name and their last name, their birth year, and their average grade. But instead of doing so in four separate variables, we'd like to do that in one variable. The language concept do so in C is called a structure.</text:p>
      <text:p text:style-name="P2"/>
      <text:p text:style-name="P2"><text:span text:style-name="T2">struct</text:span> <text:span text:style-name="T3">the_name_of_the_structure</text:span>{</text:p>
      <text:p text:style-name="P3"><text:s text:c="4"/></text:p>
      <text:p text:style-name="P3"><text:tab/>the elements of this structure;</text:p>
      <text:p text:style-name="P3"><text:tab/>…</text:p>
      <text:p text:style-name="P2"/>
      <text:p text:style-name="P2">};</text:p>
      <text:p text:style-name="P2"/>
      <text:p text:style-name="P4">I should define and give it an name in my main program. Then, I can initialize it.</text:p>
      <text:p text:style-name="P4"/>
      <text:p text:style-name="P4"><text:span text:style-name="T2">int</text:span> main(<text:span text:style-name="T2">void</text:span>) {</text:p>
      <text:p text:style-name="P4"/>
      <text:p text:style-name="P4"><text:s text:c="4"/><text:span text:style-name="T2">struct</text:span> <text:span text:style-name="T4">The_name_of_the_structure</text:span> <text:span text:style-name="T4">T</text:span>he_name_of_the_variable = { initialize };</text:p>
      <text:p text:style-name="P4"><text:tab/><text:span text:style-name="T2">return 0</text:span>;</text:p>
      <text:p text:style-name="P4">}</text:p>
      <text:p text:style-name="P4"><text:s/></text:p>
      <text:p text:style-name="P4">Example:</text:p>
      <text:p text:style-name="P4"/>
      <text:p text:style-name="P4">#include &lt;stdio.h&gt;</text:p>
      <text:p text:style-name="P4"/>
      <text:p text:style-name="P4">struct student{</text:p>
      <text:p text:style-name="P4"><text:s text:c="4"/>char firstName[30];</text:p>
      <text:p text:style-name="P4"><text:s text:c="4"/>char lastName[30];</text:p>
      <text:p text:style-name="P4"><text:s text:c="4"/>int birthYear;</text:p>
      <text:p text:style-name="P4"><text:s text:c="4"/>double aveGrade;</text:p>
      <text:p text:style-name="P4">};</text:p>
      <text:p text:style-name="P4"/>
      <text:p text:style-name="P4">int main(void) {</text:p>
      <text:p text:style-name="P4"><text:tab/>//! showMemory(start=65520)</text:p>
      <text:p text:style-name="P4"><text:s text:c="4"/>struct student me = {"Petra", "Bonfert-Taylor", 1989, 3.5};</text:p>
      <text:p text:style-name="P4"><text:s text:c="4"/>struct student you = {"Remi", "Sharrock", 2005, 3.5};</text:p>
      <text:p text:style-name="P4"><text:s text:c="4"/>printf("Names: %s %s, %s %s\n", me.firstName, me.lastName, you.firstName, you.lastName);</text:p>
      <text:p text:style-name="P4"><text:s text:c="4"/>printf("Year of birth: %d\n", me.birthYear);</text:p>
      <text:p text:style-name="P4"><text:s text:c="4"/>printf("Average grade: %.2lf\n", me.aveGrade);</text:p>
      <text:p text:style-name="P4"><text:tab/>return 0;</text:p>
      <text:p text:style-name="P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21:43:56.323013085</meta:creation-date>
    <dc:date>2019-04-16T22:45:35.249173042</dc:date>
    <meta:editing-duration>PT11M41S</meta:editing-duration>
    <meta:editing-cycles>3</meta:editing-cycles>
    <meta:generator>LibreOffice/6.0.7.3$Linux_X86_64 LibreOffice_project/00m0$Build-3</meta:generator>
    <meta:document-statistic meta:table-count="0" meta:image-count="0" meta:object-count="0" meta:page-count="1" meta:paragraph-count="31" meta:word-count="181" meta:character-count="1207" meta:non-whitespace-character-count="1005"/>
  </office:meta>
</office:document-meta>
</file>